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ARMIENTO MALDONADO YURI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43310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068489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ARMIENTO MALDONADO YURI NEI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43310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06848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5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5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26060</text:p>
          </table:table-cell>
          <table:table-cell table:style-name="Tabla2.D3" office:value-type="string">
            <text:p text:style-name="P17">65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40:4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